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3.1000003814697pt" style:font-weight-asian="bold" style:font-size-complex="15pt" style:font-weight-complex="bold"/>
    </style:style>
    <style:style style:name="P2" style:family="paragraph" style:parent-style-name="Standard">
      <style:text-properties fo:font-size="12pt" style:font-size-asian="10.5pt" style:font-size-complex="12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 style:list-style-name="L3">
      <style:text-properties fo:font-size="12pt" style:font-size-asian="10.5pt" style:font-size-complex="12pt"/>
    </style:style>
    <style:style style:name="P8" style:family="paragraph" style:parent-style-name="Standard" style:list-style-name="L4">
      <style:paragraph-properties fo:margin-left="-2.501cm" fo:margin-right="0cm" fo:text-indent="-0.635cm" style:auto-text-indent="false"/>
      <style:text-properties fo:font-size="14pt" style:font-size-asian="14pt" style:font-size-complex="14pt"/>
    </style:style>
    <style:style style:name="T1" style:family="text">
      <style:text-properties officeooo:rsid="0000037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19cm" fo:text-indent="-0.635cm" fo:margin-left="0.0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654cm" fo:text-indent="-0.635cm" fo:margin-left="0.6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89cm" fo:text-indent="-0.635cm" fo:margin-left="1.2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24cm" fo:text-indent="-0.635cm" fo:margin-left="1.9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59cm" fo:text-indent="-0.635cm" fo:margin-left="2.5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194cm" fo:text-indent="-0.635cm" fo:margin-left="3.1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829cm" fo:text-indent="-0.635cm" fo:margin-left="3.8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464cm" fo:text-indent="-0.635cm" fo:margin-left="4.4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099cm" fo:text-indent="-0.635cm" fo:margin-left="5.0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734cm" fo:text-indent="-0.635cm" fo:margin-left="5.734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Linea Casa Bari</text:p>
      <text:p text:style-name="P2"/>
      <text:p text:style-name="P3">Pagine da realizzare:</text:p>
      <text:list xml:id="list2356870130179535176" text:style-name="L1">
        <text:list-item>
          <text:p text:style-name="P5">Home (news, nuovi prodotti, offerte, informazioni varie e cool)</text:p>
        </text:list-item>
        <text:list-item>
          <text:p text:style-name="P5">Prodotti (pagina di ricerca)</text:p>
        </text:list-item>
        <text:list-item>
          <text:p text:style-name="P5">Prodotto (pagina del prodotto singolo: recensioni, descrizione prodotto)</text:p>
        </text:list-item>
        <text:list-item>
          <text:p text:style-name="P5">Contattaci (form per invio di un messaggio)</text:p>
        </text:list-item>
        <text:list-item>
          <text:p text:style-name="P5">Registrazione (creazione account)</text:p>
        </text:list-item>
        <text:list-item>
          <text:p text:style-name="P5">Login</text:p>
        </text:list-item>
        <text:list-item>
          <text:p text:style-name="P5">Pagina per l'aggiunta dei prodotti</text:p>
        </text:list-item>
        <text:list-item>
          <text:p text:style-name="P5">Prodotti realizzati su commissione (componi la tua lampada)</text:p>
        </text:list-item>
        <text:list-item>
          <text:p text:style-name="P5">Carrello</text:p>
        </text:list-item>
        <text:list-item>
          <text:p text:style-name="P5">Lis<text:span text:style-name="T1">t</text:span>a dei desideri</text:p>
        </text:list-item>
        <text:list-item>
          <text:p text:style-name="P5">Pagina gestione account utente (modifica dati personali es. Nome, Cognome etc...)</text:p>
        </text:list-item>
        <text:list-item>
          <text:p text:style-name="P5">I miei ordini</text:p>
        </text:list-item>
        <text:list-item>
          <text:p text:style-name="P5">Chi siamo (locazione negozio, numeri di telefono, e-mail)</text:p>
        </text:list-item>
        <text:list-item>
          <text:p text:style-name="P5">FAQ (spedizione, rimborsi)</text:p>
        </text:list-item>
        <text:list-item>
          <text:p text:style-name="P5">Ricerca avanzata (puo' essere implementata nella pagina di ricerca originale)</text:p>
        </text:list-item>
      </text:list>
      <text:p text:style-name="Standard"/>
      <text:p text:style-name="P3">Modalita d'accesso:</text:p>
      <text:list xml:id="list4019325171941395961" text:style-name="L2">
        <text:list-item>
          <text:p text:style-name="P6">Utente (con diverse categorie volendo es. Utente premium)</text:p>
        </text:list-item>
        <text:list-item>
          <text:p text:style-name="P6">Amministratore</text:p>
        </text:list-item>
        <text:list-item>
          <text:p text:style-name="P6">Visitatore</text:p>
        </text:list-item>
      </text:list>
      <text:p text:style-name="Standard"/>
      <text:p text:style-name="P3">Idee random:</text:p>
      <text:list xml:id="list4757674554175166926" text:style-name="L3">
        <text:list-item>
          <text:p text:style-name="P7">Carrello condiviso</text:p>
        </text:list-item>
        <text:list-item>
          <text:p text:style-name="P7">Collegamenti ad altri social network</text:p>
        </text:list-item>
      </text:list>
      <text:list xml:id="list8055201442508368862" text:style-name="L4">
        <text:list-item>
          <text:p text:style-name="P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RARIN [IN3]</meta:initial-creator>
    <meta:creation-date>2015-11-19T11:57:36</meta:creation-date>
    <dc:date>2015-12-16T15:00:24.027110109</dc:date>
    <dc:creator>vaio </dc:creator>
    <meta:editing-duration>PT47M36S</meta:editing-duration>
    <meta:editing-cycles>6</meta:editing-cycles>
    <meta:generator>LibreOffice/5.0.3.2$Linux_X86_64 LibreOffice_project/00m0$Build-2</meta:generator>
    <meta:document-statistic meta:table-count="0" meta:image-count="0" meta:object-count="0" meta:page-count="1" meta:paragraph-count="25" meta:word-count="132" meta:character-count="840" meta:non-whitespace-character-count="753"/>
  </office:meta>
</office:document-meta>
</file>